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19.01mm" fo:margin-left="52.07mm" table:align="left" style:shadow="none" style:writing-mode="lr-tb"/>
    </style:style>
    <style:style style:name="Table1.A" style:family="table-column">
      <style:table-column-properties style:column-width="78.02mm"/>
    </style:style>
    <style:style style:name="Table1.B" style:family="table-column">
      <style:table-column-properties style:column-width="17.2mm"/>
    </style:style>
    <style:style style:name="Table1.C" style:family="table-column">
      <style:table-column-properties style:column-width="23.79mm"/>
    </style:style>
    <style:style style:name="Table1.1" style:family="table-row">
      <style:table-row-properties style:row-height="33.51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4" style:family="table">
      <style:table-properties style:width="178.4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89.2mm" style:rel-column-width="32753*"/>
    </style:style>
    <style:style style:name="Table4.B" style:family="table-column">
      <style:table-column-properties style:column-width="89.29mm" style:rel-column-width="32782*"/>
    </style:style>
    <style:style style:name="Table4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4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Standard">
      <style:paragraph-properties fo:line-height="5.03mm">
        <style:tab-stops>
          <style:tab-stop style:position="84.07mm" style:leader-style="dotted" style:leader-text="."/>
          <style:tab-stop style:position="115.62m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line-height="5.01mm">
        <style:tab-stops>
          <style:tab-stop style:position="172.77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top="1.27mm" fo:margin-bottom="0mm" fo:text-align="center" style:justify-single-word="false"/>
    </style:style>
    <style:style style:name="P4" style:family="paragraph" style:parent-style-name="Standard">
      <style:paragraph-properties fo:margin-top="1.27mm" fo:margin-bottom="0mm">
        <style:tab-stops>
          <style:tab-stop style:position="173.16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top="0mm" fo:margin-bottom="2.19mm" fo:line-height="0.35mm"/>
    </style:style>
    <style:style style:name="P6" style:family="paragraph" style:parent-style-name="Standard">
      <style:paragraph-properties fo:margin-left="0mm" fo:margin-right="104.14mm" fo:margin-top="5.08mm" fo:margin-bottom="0mm" fo:text-indent="0mm" style:auto-text-indent="false"/>
    </style:style>
    <style:style style:name="P7" style:family="paragraph" style:parent-style-name="Standard">
      <style:paragraph-properties fo:margin-left="7.62mm" fo:margin-right="0mm" fo:margin-top="5.08mm" fo:margin-bottom="0mm" fo:text-indent="0mm" style:auto-text-indent="false">
        <style:tab-stops>
          <style:tab-stop style:position="52.9mm" style:leader-style="dotted" style:leader-text="."/>
          <style:tab-stop style:position="128.64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top="1.91mm" fo:margin-bottom="1.27mm" fo:line-height="88%"/>
    </style:style>
    <style:style style:name="P9" style:family="paragraph" style:parent-style-name="Standard">
      <style:paragraph-properties fo:margin-left="39.37mm" fo:margin-right="0mm" fo:margin-top="3.81mm" fo:margin-bottom="3.81mm" fo:text-indent="0mm" style:auto-text-indent="false">
        <style:tab-stops>
          <style:tab-stop style:position="88.39mm" style:type="right"/>
          <style:tab-stop style:position="125.47m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0mm" fo:margin-right="69.85mm" fo:margin-top="3.18mm" fo:margin-bottom="0mm" fo:line-height="200%" fo:text-indent="0mm" style:auto-text-indent="false"/>
    </style:style>
    <style:style style:name="P11" style:family="paragraph" style:parent-style-name="Standard">
      <style:paragraph-properties fo:margin-top="3.81mm" fo:margin-bottom="0mm" fo:line-height="86%">
        <style:tab-stops>
          <style:tab-stop style:position="54.93mm" style:type="right"/>
        </style:tab-stops>
      </style:paragraph-properties>
    </style:style>
    <style:style style:name="P12" style:family="paragraph" style:parent-style-name="Frame_20_contents">
      <style:paragraph-properties fo:margin-left="2.54mm" fo:margin-right="46.99mm" fo:line-height="6.86mm" fo:text-indent="0mm" style:auto-text-indent="false"/>
    </style:style>
    <style:style style:name="P13" style:family="paragraph" style:parent-style-name="Frame_20_contents">
      <style:paragraph-properties fo:line-height="86%" fo:text-align="center" style:justify-single-word="false"/>
      <style:text-properties fo:color="#000000" style:font-name="Times New Roman" fo:letter-spacing="-0.07mm" style:text-scale="105%"/>
    </style:style>
    <style:style style:name="P14" style:family="paragraph" style:parent-style-name="Frame_20_contents">
      <style:paragraph-properties fo:margin-left="2.54mm" fo:margin-right="0mm" fo:margin-top="2.54mm" fo:margin-bottom="1.27mm" fo:line-height="105%" fo:text-indent="0mm" style:auto-text-indent="false"/>
      <style:text-properties fo:color="#000000" style:font-name="Times New Roman" style:text-scale="105%"/>
    </style:style>
    <style:style style:name="P15" style:family="paragraph" style:parent-style-name="Standard" style:master-page-name="Standard">
      <style:paragraph-properties fo:line-height="0%" style:page-number="auto"/>
    </style:style>
    <style:style style:name="P16" style:family="paragraph" style:parent-style-name="Standard">
      <style:paragraph-properties fo:margin-left="0mm" fo:margin-right="6.49mm" fo:margin-top="2.54mm" fo:margin-bottom="0mm" fo:line-height="87%" fo:text-align="end" style:justify-single-word="false" fo:text-indent="0mm" style:auto-text-indent="false"/>
      <style:text-properties fo:color="#000000" style:font-name="Times New Roman" fo:font-size="11.5pt" style:font-size-asian="11.5pt" style:text-scale="105%"/>
    </style:style>
    <style:style style:name="P17" style:family="paragraph" style:parent-style-name="Standard">
      <style:paragraph-properties fo:margin-left="0mm" fo:margin-right="6.49mm" fo:margin-top="8.89mm" fo:margin-bottom="0mm" fo:line-height="83%" fo:text-align="end" style:justify-single-word="false" fo:text-indent="0mm" style:auto-text-indent="false"/>
      <style:text-properties fo:color="#000000" style:font-name="Times New Roman" fo:font-size="27.5pt" fo:font-weight="bold" style:font-size-asian="27.5pt" style:font-weight-asian="bold" style:text-scale="105%"/>
    </style:style>
    <style:style style:name="P18" style:family="paragraph" style:parent-style-name="Standard">
      <style:paragraph-properties fo:margin-left="0mm" fo:margin-right="9.53mm" fo:line-height="88%" fo:text-align="end" style:justify-single-word="false" fo:text-indent="0mm" style:auto-text-indent="false"/>
      <style:text-properties fo:color="#000000" style:font-name="Times New Roman" fo:font-size="11.5pt" fo:letter-spacing="-0.12mm" style:font-size-asian="11.5pt" style:text-scale="105%"/>
    </style:style>
    <style:style style:name="P19" style:family="paragraph" style:parent-style-name="Standard">
      <style:text-properties fo:color="#000000" style:font-name="Times New Roman" fo:font-size="11.5pt" fo:letter-spacing="-0.09mm" style:font-size-asian="11.5pt" style:text-scale="105%"/>
    </style:style>
    <style:style style:name="P20" style:family="paragraph" style:parent-style-name="Standard">
      <style:paragraph-properties fo:line-height="5.01mm"/>
      <style:text-properties fo:color="#000000" style:font-name="Times New Roman" fo:font-size="11.5pt" fo:letter-spacing="-0.07mm" style:font-size-asian="11.5pt" style:text-scale="105%"/>
    </style:style>
    <style:style style:name="P21" style:family="paragraph" style:parent-style-name="Standard">
      <style:paragraph-properties>
        <style:tab-stops>
          <style:tab-stop style:position="110.42mm" style:type="right" style:leader-style="dotted" style:leader-text="."/>
        </style:tab-stops>
      </style:paragraph-properties>
      <style:text-properties fo:color="#000000" style:font-name="Times New Roman" fo:font-size="11.5pt" fo:letter-spacing="0.04mm" style:font-size-asian="11.5pt" style:text-scale="105%"/>
    </style:style>
    <style:style style:name="P22" style:family="paragraph" style:parent-style-name="Standard">
      <style:paragraph-properties>
        <style:tab-stops>
          <style:tab-stop style:position="77.03mm" style:leader-style="dotted" style:leader-text="."/>
          <style:tab-stop style:position="95.3mm" style:type="right" style:leader-style="dotted" style:leader-text="."/>
        </style:tab-stops>
      </style:paragraph-properties>
      <style:text-properties fo:color="#000000" style:font-name="Times New Roman" fo:font-size="11.5pt" style:font-size-asian="11.5pt" style:text-scale="105%"/>
    </style:style>
    <style:style style:name="P23" style:family="paragraph" style:parent-style-name="Standard">
      <style:text-properties fo:color="#000000" style:font-name="Times New Roman" style:text-scale="105%"/>
    </style:style>
    <style:style style:name="P24" style:family="paragraph" style:parent-style-name="Standard">
      <style:text-properties style:font-name="Times New Roman" style:font-name-complex="Times New Roman1"/>
    </style:style>
    <style:style style:name="P25" style:family="paragraph" style:parent-style-name="Standard">
      <style:paragraph-properties fo:margin-top="5.08mm" fo:margin-bottom="0mm"/>
      <style:text-properties fo:color="#000000" style:font-name="Times New Roman" fo:font-size="11.5pt" fo:letter-spacing="-0.12mm" style:font-size-asian="11.5pt" style:text-scale="105%"/>
    </style:style>
    <style:style style:name="P26" style:family="paragraph" style:parent-style-name="Standard">
      <style:paragraph-properties fo:margin-left="7.62mm" fo:margin-right="0mm" fo:margin-top="5.72mm" fo:margin-bottom="0mm" fo:text-indent="0mm" style:auto-text-indent="false"/>
      <style:text-properties fo:color="#000000" style:font-name="Times New Roman" fo:font-size="11.5pt" fo:letter-spacing="-0.05mm" style:font-size-asian="11.5pt" style:text-scale="105%"/>
    </style:style>
    <style:style style:name="P27" style:family="paragraph" style:parent-style-name="Standard">
      <style:paragraph-properties fo:margin-top="5.72mm" fo:margin-bottom="0mm" fo:line-height="88%"/>
      <style:text-properties fo:color="#000000" style:font-name="Times New Roman" fo:font-size="11.5pt" fo:letter-spacing="-0.16mm" style:font-size-asian="11.5pt" style:text-scale="105%"/>
    </style:style>
    <style:style style:name="P28" style:family="paragraph" style:parent-style-name="Standard">
      <style:paragraph-properties fo:margin-top="0.64mm" fo:margin-bottom="0mm" fo:line-height="88%">
        <style:tab-stops>
          <style:tab-stop style:position="159.07mm" style:type="right" style:leader-style="dotted" style:leader-text="."/>
        </style:tab-stops>
      </style:paragraph-properties>
      <style:text-properties fo:color="#000000" style:font-name="Times New Roman" fo:font-size="11.5pt" style:font-size-asian="11.5pt" style:text-scale="105%"/>
    </style:style>
    <style:style style:name="P29" style:family="paragraph" style:parent-style-name="Standard">
      <style:paragraph-properties fo:margin-top="4.45mm" fo:margin-bottom="0mm" fo:line-height="4.13mm">
        <style:tab-stops>
          <style:tab-stop style:position="71.49mm" style:type="right" style:leader-style="dotted" style:leader-text="."/>
        </style:tab-stops>
      </style:paragraph-properties>
      <style:text-properties fo:color="#000000" style:font-name="Times New Roman" fo:font-size="11.5pt" style:font-size-asian="11.5pt" style:text-scale="105%"/>
    </style:style>
    <style:style style:name="P30" style:family="paragraph" style:parent-style-name="Standard">
      <style:paragraph-properties fo:margin-top="1.27mm" fo:margin-bottom="0mm"/>
      <style:text-properties fo:color="#000000" style:font-name="Times New Roman" fo:font-size="11.5pt" fo:letter-spacing="-0.05mm" style:font-size-asian="11.5pt" style:text-scale="105%"/>
    </style:style>
    <style:style style:name="P31" style:family="paragraph" style:parent-style-name="Standard">
      <style:paragraph-properties fo:margin-top="1.27mm" fo:margin-bottom="0mm" fo:text-align="center" style:justify-single-word="false"/>
    </style:style>
    <style:style style:name="P32" style:family="paragraph" style:parent-style-name="Standard">
      <style:paragraph-properties fo:margin-left="71.12mm" fo:margin-right="0mm" fo:margin-top="10.16mm" fo:margin-bottom="0mm" fo:line-height="110%" fo:text-indent="0mm" style:auto-text-indent="false">
        <style:tab-stops>
          <style:tab-stop style:position="88.39mm" style:type="right"/>
          <style:tab-stop style:position="157.09mm" style:type="right" style:leader-style="dotted" style:leader-text="."/>
        </style:tab-stops>
      </style:paragraph-properties>
      <style:text-properties fo:color="#000000" style:font-name="Times New Roman" style:text-scale="105%"/>
    </style:style>
    <style:style style:name="P33" style:family="paragraph" style:parent-style-name="Standard">
      <style:paragraph-properties fo:margin-top="0.64mm" fo:margin-bottom="3.81mm"/>
      <style:text-properties fo:color="#000000" style:font-name="Times New Roman" fo:font-size="9pt" fo:letter-spacing="-0.14mm" style:font-size-asian="9pt" style:text-scale="110%"/>
    </style:style>
    <style:style style:name="P34" style:family="paragraph" style:parent-style-name="Standard">
      <style:paragraph-properties fo:margin-top="3.18mm" fo:margin-bottom="0mm" fo:line-height="115%" fo:text-align="center" style:justify-single-word="false"/>
    </style:style>
    <style:style style:name="P35" style:family="paragraph" style:parent-style-name="Standard" style:master-page-name="">
      <style:paragraph-properties style:page-number="auto"/>
      <style:text-properties fo:color="#000000" style:font-name="Times New Roman" style:text-scale="105%"/>
    </style:style>
    <style:style style:name="P36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37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38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39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0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1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2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43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4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45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T1" style:family="text">
      <style:text-properties fo:color="#000000" style:font-name="Times New Roman" fo:letter-spacing="-0.11mm" style:text-scale="105%"/>
    </style:style>
    <style:style style:name="T2" style:family="text">
      <style:text-properties fo:color="#000000" style:font-name="Times New Roman" fo:letter-spacing="-0.11mm" fo:font-weight="bold" style:font-weight-asian="bold" style:text-scale="105%"/>
    </style:style>
    <style:style style:name="T3" style:family="text">
      <style:text-properties fo:color="#000000" style:font-name="Times New Roman" style:text-scale="105%"/>
    </style:style>
    <style:style style:name="T4" style:family="text">
      <style:text-properties fo:color="#000000" style:font-name="Times New Roman" fo:font-weight="bold" style:font-weight-asian="bold" style:text-scale="105%"/>
    </style:style>
    <style:style style:name="T5" style:family="text">
      <style:text-properties fo:color="#000000" style:font-name="Times New Roman" fo:letter-spacing="-0.07mm" style:text-scale="105%"/>
    </style:style>
    <style:style style:name="T6" style:family="text">
      <style:text-properties fo:color="#000000" style:font-name="Times New Roman" fo:letter-spacing="-0.07mm" fo:font-weight="bold" style:font-weight-asian="bold" style:text-scale="105%"/>
    </style:style>
    <style:style style:name="T7" style:family="text">
      <style:text-properties fo:color="#000000" style:font-name="Times New Roman" fo:font-size="11.5pt" style:font-size-asian="11.5pt" style:text-scale="105%"/>
    </style:style>
    <style:style style:name="T8" style:family="text">
      <style:text-properties fo:color="#000000" style:font-name="Times New Roman" fo:font-size="11.5pt" fo:letter-spacing="-0.11mm" style:font-size-asian="11.5pt" style:text-scale="105%"/>
    </style:style>
    <style:style style:name="T9" style:family="text">
      <style:text-properties fo:color="#000000" style:font-name="Times New Roman" fo:font-size="11.5pt" fo:letter-spacing="-0.16mm" style:font-size-asian="11.5pt" style:text-scale="105%"/>
    </style:style>
    <style:style style:name="T10" style:family="text">
      <style:text-properties fo:color="#000000" style:font-name="Times New Roman" fo:font-size="11.5pt" fo:letter-spacing="-0.02mm" style:font-size-asian="11.5pt" style:text-scale="105%"/>
    </style:style>
    <style:style style:name="T11" style:family="text">
      <style:text-properties fo:color="#000000" style:font-name="Times New Roman" fo:font-size="11.5pt" fo:letter-spacing="0.07mm" style:font-size-asian="11.5pt" style:text-scale="105%"/>
    </style:style>
    <style:style style:name="T12" style:family="text">
      <style:text-properties fo:color="#000000" style:font-name="Times New Roman" fo:font-size="11.5pt" fo:letter-spacing="0.11mm" style:font-size-asian="11.5pt" style:text-scale="105%"/>
    </style:style>
    <style:style style:name="T13" style:family="text">
      <style:text-properties fo:color="#000000" style:font-name="Times New Roman" fo:font-size="11.5pt" fo:letter-spacing="0.12mm" style:font-size-asian="11.5pt" style:text-scale="105%"/>
    </style:style>
    <style:style style:name="T14" style:family="text">
      <style:text-properties fo:color="#000000" style:font-name="Times New Roman" fo:font-size="11.5pt" fo:letter-spacing="-0.04mm" style:font-size-asian="11.5pt" style:text-scale="105%"/>
    </style:style>
    <style:style style:name="T15" style:family="text">
      <style:text-properties fo:color="#000000" style:font-name="Times New Roman" fo:font-size="11.5pt" fo:letter-spacing="-0.21mm" style:font-size-asian="11.5pt" style:text-scale="105%"/>
    </style:style>
    <style:style style:name="T16" style:family="text">
      <style:text-properties fo:color="#000000" style:font-name="Times New Roman" fo:font-size="11.5pt" fo:letter-spacing="-0.19mm" style:font-size-asian="11.5pt" style:text-scale="105%"/>
    </style:style>
    <style:style style:name="T17" style:family="text">
      <style:text-properties fo:color="#000000" style:font-name="Times New Roman" fo:letter-spacing="-0.09mm" style:text-scale="105%"/>
    </style:style>
    <style:style style:name="T18" style:family="text">
      <style:text-properties fo:color="#000000" style:font-name="Times New Roman" fo:letter-spacing="-0.18mm" style:text-scale="105%"/>
    </style:style>
    <style:style style:name="T19" style:family="text">
      <style:text-properties fo:color="#000000" style:text-position="super 58%" style:font-name="Times New Roman" fo:font-size="11.5pt" style:font-size-asian="11.5pt"/>
    </style:style>
    <style:style style:name="T20" style:family="text">
      <style:text-properties fo:color="#000000" style:text-position="super 58%" style:font-name="Times New Roman" fo:font-size="11.5pt" style:font-size-asian="11.5pt" style:text-scale="105%"/>
    </style:style>
    <style:style style:name="T21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22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23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24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25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26" style:family="text">
      <style:text-properties style:text-line-through-style="none" style:text-position="0% 100%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normal" style:text-scale="100%"/>
    </style:style>
    <style:style style:name="gr1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2" svg:width="0.03mm" svg:height="0.03mm" svg:x="0mm" svg:y="0mm"><text:p/><draw:enhanced-geometry draw:type="0"/></draw:custom-shape><draw:custom-shape text:anchor-type="paragraph" draw:z-index="4" draw:style-name="gr2" svg:width="0.03mm" svg:height="0.03mm" svg:x="0mm" svg:y="0mm"><text:p/><draw:enhanced-geometry draw:type="0"/></draw:custom-shape><draw:custom-shape text:anchor-type="paragraph" draw:z-index="5" draw:style-name="gr3" svg:width="0.03mm" svg:height="0.03mm" svg:x="0mm" svg:y="0mm"><text:p/><draw:enhanced-geometry draw:type="0"/></draw:custom-shape><draw:custom-shape text:anchor-type="paragraph" draw:z-index="6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2">THE COMPANIES ACT <text:line-break/></text:span><text:span text:style-name="T4">(CHAPTER 50) <text:line-break/>SECTION 370(3)</text:span></text:p>
            <text:p text:style-name="P34"><text:span text:style-name="T2">NOTICE BY FOREIGN COMPANY OF <text:line-break/></text:span><text:span text:style-name="T6">CESSATION OF AGENCY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6">FORM</text:p>
            <text:p text:style-name="P17">82</text:p>
          </table:table-cell>
        </table:table-row>
      </table:table>
      <text:p text:style-name="P5"/>
      <text:p text:style-name="P18">Folio No</text:p>
      <text:p text:style-name="P19">Name of Foreign Company: <text:span text:style-name="T26"><text:placeholder text:placeholder-type="text">&lt;o.name&gt;</text:placeholder></text:span></text:p>
      <text:p text:style-name="P25">Company No: <text:span text:style-name="T26"><text:placeholder text:placeholder-type="text">&lt;o.uen&gt;</text:placeholder></text:span></text:p>
      <text:p text:style-name="P6"><text:span text:style-name="T8">The Registrar of Companies &amp; Businesses, </text:span><text:span text:style-name="T9">Singapore</text:span></text:p>
      <text:p text:style-name="P26">The abovenamed company hereby gives notice that -</text:p>
      <text:p text:style-name="P27">*on</text:p>
      <text:p text:style-name="P24">*NRIC/Passport No ………………………………………. <text:s/>Nationality…………………………………………..</text:p>
      <text:p text:style-name="P28">of <text:tab/></text:p>
      <text:p text:style-name="P8"><text:span text:style-name="T10">and on……………………………………………………………………………………………………………………………………………..</text:span><text:span text:style-name="T7">,*NRIC/Passport No………………………………………………………<text:tab/></text:span></text:p>
      <text:p text:style-name="P1"><text:span text:style-name="T7">Nationality <text:tab/></text:span><text:span text:style-name="T11"> of <text:tab/></text:span></text:p>
      <text:p text:style-name="P2"><text:span text:style-name="T7"><text:tab/></text:span><text:span text:style-name="T12"> ceased to be the agent(s) of the company in Singapore for the</text:span></text:p>
      <text:p text:style-name="P20">purposes of the Companies Act.</text:p>
      <text:p text:style-name="P29">*on <text:tab/></text:p>
      <text:p text:style-name="P24">*NRIC/Passport No………………………. <text:s text:c="2"/>Nationality <text:tab/>……………………………………………………….</text:p>
      <text:p text:style-name="P24">of …………………………………………………………………………………………………………………<text:tab/> <text:line-break/>and on……………………………………………………………………………………………………………..</text:p>
      <text:p text:style-name="P21">………………………………………………………….,*NRIC/Passport No…………………………<text:tab/></text:p>
      <text:p text:style-name="P22">Nationality <text:tab/> of<text:tab/>………………………………………………………...</text:p>
      <text:p text:style-name="P4"><text:span text:style-name="T7"><text:tab/></text:span><text:span text:style-name="T13"> will cease to be the agent(s) of the company in Singapore for</text:span></text:p>
      <text:p text:style-name="P30">the purposes of the Companies Act.</text:p>
      <text:p text:style-name="P7"><text:span text:style-name="T14">Dated this<text:tab/></text:span><text:span text:style-name="T7">day of<text:tab/></text:span></text:p>
      <text:p text:style-name="P32"><text:tab/>Signature: <text:tab/></text:p>
      <text:p text:style-name="P9"><text:span text:style-name="T7"><text:tab/>Name of *Director/Secretary</text:span><text:span text:style-name="T20"> </text:span><text:span text:style-name="T25"><text:placeholder text:placeholder-type="text">&lt;get_director1(o.id)['name']&gt;</text:placeholder></text:span></text:p>
      <text:p text:style-name="P33">* Delete where inapplicable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6"><text:span text:style-name="T21">Lodged in the office of the Registrar of Companies &amp; </text:span><text:span text:style-name="T22">Businesses by</text:span></text:p>
            <text:p text:style-name="P39">Name:</text:p>
            <text:p text:style-name="P41">Address:</text:p>
            <text:p text:style-name="P42"><text:span text:style-name="T24">A/c No:<text:tab/></text:span><text:span text:style-name="T23">Tel No:</text:span></text:p>
            <text:p text:style-name="P43">Fax No: </text:p>
          </table:table-cell>
          <table:table-cell table:style-name="Table4.B1" office:value-type="string">
            <text:p text:style-name="P37">For Official Use</text:p>
            <text:p text:style-name="P38">_______________________________________</text:p>
            <text:p text:style-name="P44">Date of Registration:</text:p>
            <text:p text:style-name="P45">Receipt No:</text:p>
            <text:p text:style-name="P40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5.77mm" fo:margin-bottom="5.12mm" fo:margin-left="18.49mm" fo:margin-right="13.25mm" style:writing-mode="lr-tb" style:layout-grid-color="#c0c0c0" style:layout-grid-lines="2764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2</meta:editing-cycles>
    <meta:creation-date>2015-12-22T03:46:00</meta:creation-date>
    <dc:date>2016-01-13T19:34:04</dc:date>
    <meta:editing-duration>PT1M5S</meta:editing-duration>
    <meta:generator>LibreOffice/3.5$Linux_X86_64 LibreOffice_project/350m1$Build-2</meta:generator>
    <meta:document-statistic meta:table-count="2" meta:image-count="0" meta:object-count="0" meta:page-count="1" meta:paragraph-count="37" meta:word-count="146" meta:character-count="1220" meta:non-whitespace-character-count="108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